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size-asian="10pt" style:font-size-complex="10pt"/>
    </style:style>
    <style:style style:name="P2" style:family="paragraph" style:parent-style-name="Standard"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ospace"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99pt solid #000000" style:text-autospace="none" style:join-border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.4992in" fo:margin-right="0in" fo:text-indent="0in" style:auto-text-indent="false"/>
      <style:text-properties fo:color="#dd4814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1.0091in" fo:margin-right="0in" fo:text-indent="0in" style:auto-text-indent="false"/>
      <style:text-properties fo:color="#dd4814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.5425in" fo:margin-right="0in" fo:text-indent="0in" style:auto-text-indent="false"/>
      <style:text-properties fo:color="#000000" style:font-name="Monospace" fo:font-size="10pt" style:font-size-asian="10pt" style:font-size-complex="10pt"/>
    </style:style>
    <style:style style:name="P12" style:family="paragraph" style:parent-style-name="Standard">
      <style:paragraph-properties fo:margin-left="0.5098in" fo:margin-right="0in" fo:text-indent="0in" style:auto-text-indent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.5098in" fo:margin-right="0in" fo:text-indent="0in" style:auto-text-indent="false"/>
      <style:text-properties style:use-window-font-color="true" style:font-name="Monospace" fo:font-size="10pt" style:font-size-asian="10pt" style:font-size-complex="10pt"/>
    </style:style>
    <style:style style:name="P14" style:family="paragraph" style:parent-style-name="Standard">
      <style:text-properties fo:color="#000000" style:font-name="Monospace" fo:font-size="10pt" style:font-size-asian="10pt" style:font-size-complex="10pt"/>
    </style:style>
    <style:style style:name="P15" style:family="paragraph" style:parent-style-name="Standard">
      <style:text-properties style:use-window-font-color="true" style:font-name="Monospace" fo:font-size="10pt" style:font-size-asian="10pt" style:font-size-complex="10pt"/>
    </style:style>
    <style:style style:name="P16" style:family="paragraph" style:parent-style-name="Standard"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dd4814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size-asian="10pt" style:font-size-complex="10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.4882in" fo:margin-right="0in" fo:text-indent="0in" style:auto-text-indent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use-window-font-color="true" style:font-name="Monospace" fo:font-size="10pt" style:font-size-asian="10pt" style:font-size-complex="10pt"/>
    </style:style>
    <style:style style:name="T1" style:family="text">
      <style:text-properties fo:color="#2a00ff"/>
    </style:style>
    <style:style style:name="T2" style:family="text">
      <style:text-properties fo:color="#2a00ff" style:font-name="Monospace" style:font-name-asian="Monospace" style:font-name-complex="Monospace"/>
    </style:style>
    <style:style style:name="T3" style:family="text">
      <style:text-properties fo:color="#000000"/>
    </style:style>
    <style:style style:name="T4" style:family="text">
      <style:text-properties fo:color="#000000" style:font-name="Monospace"/>
    </style:style>
    <style:style style:name="T5" style:family="text">
      <style:text-properties style:font-name="Monospace"/>
    </style:style>
    <style:style style:name="T6" style:family="text">
      <style:text-properties style:font-name="Monospace" style:font-name-asian="Monospace" style:font-name-complex="Monospace"/>
    </style:style>
    <style:style style:name="T7" style:family="text">
      <style:text-properties style:font-name="Monospace"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EMPORARY TABLE users_temp AS</text:p>
      <text:p text:style-name="P1">(<text:tab/>SELECT * FROM users </text:p>
      <text:p text:style-name="P1"><text:tab/>[WHERE </text:p>
      <text:p text:style-name="P11"><text:tab/>[state='&lt;state&gt;']</text:p>
      <text:p text:style-name="P11"><text:tab/>[age BETWEEN &lt;age&gt;]]</text:p>
      <text:p text:style-name="P1"><text:tab/>ORDER BY name asc</text:p>
      <text:p text:style-name="P1"><text:tab/>LIMIT 20 OFFSET &lt;row page offset&gt;</text:p>
      <text:p text:style-name="P1">);</text:p>
      <text:p text:style-name="P1"/>
      <text:p text:style-name="P15">CREATE TEMPORARY TABLE users_temp AS</text:p>
      <text:p text:style-name="P3">(<text:tab/><text:span text:style-name="T6">SELECT users.name, users.id, users.age, users.state </text:span></text:p>
      <text:p text:style-name="P25">FROM users LEFT OUTER JOIN sales ON sales.uid = users.id </text:p>
      <text:p text:style-name="P25">[WHERE </text:p>
      <text:p text:style-name="P25"><text:tab/>[state='&lt;state&gt;']</text:p>
      <text:p text:style-name="P25"><text:tab/><text:span text:style-name="T4">[age BETWEEN &lt;age&gt;]]</text:span></text:p>
      <text:p text:style-name="P25">GROUP BY users.id, users.name</text:p>
      <text:p text:style-name="P25"><text:span text:style-name="T6">ORDER BY name asc LIMIT 20 &lt;row page offset&gt;</text:span> <text:s/></text:p>
      <text:p text:style-name="P21">);</text:p>
      <text:p text:style-name="P21"/>
      <text:p text:style-name="P21">CREATE TEMPORARY TABLE users_temp AS</text:p>
      <text:p text:style-name="P21">(<text:tab/>SELECT s.price, u.id, u.name, s.quantity </text:p>
      <text:p text:style-name="P21"><text:tab/>FROM sales s JOIN products p ON s.pid = p.id </text:p>
      <text:p text:style-name="P21"><text:tab/>JOIN users u ON u.id=s.uid </text:p>
      <text:p text:style-name="P21"><text:tab/>WHERE p.cid =&lt;category&gt; </text:p>
      <text:p text:style-name="P21"><text:tab/>GROUP BY u.id,u.name, s.price, s.quantity</text:p>
      <text:p text:style-name="P21">);<text:tab/></text:p>
      <text:p text:style-name="P20"><text:span text:style-name="T1"/></text:p>
      <text:p text:style-name="P1">SELECT users_temp.name, SUM(quantity * sales.price) AS AMOUNT</text:p>
      <text:p text:style-name="P1">FROM users_temp </text:p>
      <text:p text:style-name="P1">LEFT OUTER JOIN sales ON sales.uid = users_temp.id</text:p>
      <text:p text:style-name="P1">GROUP BY users_temp.id, users_temp.name, users_temp.state</text:p>
      <text:p text:style-name="P1">ORDER BY name asc </text:p>
      <text:p text:style-name="P1">LIMIT 20 OFFSET &lt;row page offset&gt;;</text:p>
      <text:p text:style-name="P15"/>
      <text:p text:style-name="P6"><text:span text:style-name="T5">SELECT users_temp.name, </text:span>SUM(s.quantity * s.price) AS AMOUNT </text:p>
      <text:p text:style-name="P6">FROM users_temp </text:p>
      <text:p text:style-name="P6">LEFT OUTER JOIN </text:p>
      <text:p text:style-name="P6">(<text:tab/>SELECT s.price, s.uid, s.quantity </text:p>
      <text:p text:style-name="P6"><text:tab/>FROM sales s JOIN products p ON s.pid = p.id </text:p>
      <text:p text:style-name="P6"><text:tab/>WHERE p.cid =&lt;category&gt;</text:p>
      <text:p text:style-name="P6">) AS s ON users_temp.id = s.uid </text:p>
      <text:p text:style-name="P6">GROUP BY users_temp.name</text:p>
      <text:p text:style-name="P6"/>
      <text:p text:style-name="P24">SELECT users.name, SUM(users_temp.quantity * users_temp.price) AS AMOUNT </text:p>
      <text:p text:style-name="P24">FROM users_temp </text:p>
      <text:p text:style-name="P24">LEFT OUTER JOIN users ON users.id=users_temp.id </text:p>
      <text:p text:style-name="P24">GROUP BY users.name </text:p>
      <text:p text:style-name="P24">ORDER BY users.name asc;</text:p>
      <text:p text:style-name="P26"/>
      <text:p text:style-name="P2"/>
      <text:p text:style-name="P3">SELECT u.state, SUM(quantity * sales.price) AS AMOUNT </text:p>
      <text:p text:style-name="P3">FROM (</text:p>
      <text:p text:style-name="P12">SELECT state </text:p>
      <text:p text:style-name="P12">FROM states </text:p>
      <text:p text:style-name="P12">ORDER BY state ASC </text:p>
      <text:p text:style-name="P12">LIMIT 20 OFFSET 0) AS s </text:p>
      <text:p text:style-name="P3">JOIN users u ON u.state=s.state </text:p>
      <text:p text:style-name="P3"><text:soft-page-break/>LEFT OUTER JOIN sales ON sales.uid = u.id</text:p>
      <text:p text:style-name="P3"/>
      <text:p text:style-name="P3">SELECT u.state, SUM(s.quantity*s.price) AS AMOUNT </text:p>
      <text:p text:style-name="P3">FROM users u, sales s, products p </text:p>
      <text:p text:style-name="P3">WHERE s.uid=u.id AND s.pid=p.id </text:p>
      <text:p text:style-name="P12">[AND u.age BETWEEN &lt;age&gt;]</text:p>
      <text:p text:style-name="P12">[AND u.state='&lt;state&gt;']</text:p>
      <text:p text:style-name="P12">[AND p.cid=&lt;category&gt;]</text:p>
      <text:p text:style-name="P13"/>
      <text:p text:style-name="P1">CREATE TEMPORARY TABLE temp_state AS</text:p>
      <text:p text:style-name="P1">(<text:tab/>SELECT id, state</text:p>
      <text:p text:style-name="P1"><text:tab/>FROM users</text:p>
      <text:p text:style-name="P1"><text:tab/>WHERE state='&lt;state&gt;'</text:p>
      <text:p text:style-name="P1">);</text:p>
      <text:p text:style-name="P1">SELECT state, SUM(quantity * price) AS AMOUNT</text:p>
      <text:p text:style-name="P1">FROM temp_state </text:p>
      <text:p text:style-name="P1">JOIN sales ON sales.uid = temp_state.id</text:p>
      <text:p text:style-name="P1">GROUP BY state;</text:p>
      <text:p text:style-name="P4"/>
      <text:p text:style-name="P1"/>
      <text:p text:style-name="P5">CREATE TEMPORARY TABLE products_temp AS </text:p>
      <text:p text:style-name="P5">(<text:tab/>SELECT * </text:p>
      <text:p text:style-name="P5"><text:tab/>FROM products </text:p>
      <text:p text:style-name="P5"><text:tab/>[WHERE products.cid=&lt;category id&gt;]</text:p>
      <text:p text:style-name="P5"><text:tab/>ORDER BY name asc </text:p>
      <text:p text:style-name="P5"><text:tab/>LIMIT 10 OFFSET &lt;column page offset&gt;</text:p>
      <text:p text:style-name="P5">);</text:p>
      <text:p text:style-name="P8"/>
      <text:p text:style-name="P5"/>
      <text:p text:style-name="P5">SELECT products_temp.name, SUM(sales.quantity * sales.price) AS AMOUNT </text:p>
      <text:p text:style-name="P5">FROM products_temp </text:p>
      <text:p text:style-name="P5">LEFT OUTER JOIN sales ON sales.pid = products_temp.id </text:p>
      <text:p text:style-name="P5">GROUP BY products_temp.id, products_temp.name </text:p>
      <text:p text:style-name="P5">ORDER BY products_temp.name;</text:p>
      <text:p text:style-name="P4"/>
      <text:p text:style-name="P1"/>
      <text:p text:style-name="P5">SELECT name, id </text:p>
      <text:p text:style-name="P5">FROM categories;</text:p>
      <text:p text:style-name="P8"/>
      <text:p text:style-name="P5"/>
      <text:p text:style-name="P6">SELECT p.name AS productname, sum(s.quantity * p.price) AS amount </text:p>
      <text:p text:style-name="P6">FROM sales s, products_temp p, users_temp u, [<text:span text:style-name="T6">categories c</text:span>]</text:p>
      <text:p text:style-name="P6">WHERE p.id = s.pid </text:p>
      <text:p text:style-name="P6">AND u.id = s.uid </text:p>
      <text:p text:style-name="P6">AND u_name='&lt;username&gt;' / AND u.state='&lt;state&gt;'</text:p>
      <text:p text:style-name="P6">AND p.cid = &lt;category id&gt;</text:p>
      <text:p text:style-name="P6">[<text:span text:style-name="T6">AND age BETWEEN &lt;age&gt;]</text:span></text:p>
      <text:p text:style-name="P6">[AND u.state = '&lt;state&gt;']</text:p>
      <text:p text:style-name="P6">[<text:span text:style-name="T6">AND c.id = p.cid</text:span>]</text:p>
      <text:p text:style-name="P6">GROUP BY p.name, u.name</text:p>
      <text:p text:style-name="P6">ORDER BY p.name </text:p>
      <text:p text:style-name="P6">LIMIT 10;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22:56:48</meta:creation-date>
    <dc:date>2014-05-30T13:48:17</dc:date>
    <meta:editing-duration>PT2H37M17S</meta:editing-duration>
    <meta:editing-cycles>37</meta:editing-cycles>
    <meta:generator>LibreOffice/3.5$Linux_X86_64 LibreOffice_project/350m1$Build-2</meta:generator>
    <dc:creator>Hannah Chen</dc:creator>
    <meta:document-statistic meta:table-count="0" meta:image-count="0" meta:object-count="0" meta:page-count="2" meta:paragraph-count="92" meta:word-count="397" meta:character-count="2670" meta:non-whitespace-character-count="2299"/>
  </office:meta>
</office:document-meta>
</file>